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_20_concave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51cm" draw:marker-start-width="0.276cm" draw:marker-end="Small_20_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0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0.8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0.6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0.959cm"/>
    </style:style>
    <style:style style:name="gr9" style:family="graphic" style:parent-style-name="standard">
      <style:graphic-properties svg:stroke-width="0.025cm" svg:stroke-color="#000000" draw:marker-start-width="0.237cm" draw:marker-end-width="0.237cm" draw:fill-color="#0000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0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0.938cm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measure">
      <style:graphic-properties svg:stroke-width="0.025cm" draw:marker-start-width="0.237cm" draw:marker-end-width="0.237cm" draw:textarea-vertical-align="middle" draw:line-distance="0.3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064cm"/>
    </style:style>
    <style:style style:name="gr15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2cm"/>
    </style:style>
    <style:style style:name="gr17" style:family="graphic" style:parent-style-name="standard">
      <style:graphic-properties svg:stroke-width="0.025cm" svg:stroke-color="#000000" draw:marker-start-width="0.237cm" draw:marker-end-width="0.237cm" draw:fill="solid" draw:fill-color="#999999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8" style:family="graphic" style:parent-style-name="objectwithoutfill">
      <style:graphic-properties draw:stroke="solid" draw:stroke-dash="Ultrafine_20_2_20_Dots_20_3_20_Dashes" svg:stroke-width="0.025cm" svg:stroke-color="#ff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3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3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1.7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2cm" fo:min-width="0.63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family="Times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center"/>
      <style:text-properties fo:font-family="Times" style:font-family-generic="roman" style:font-pitch="variable" fo:font-style="italic" style:font-style-asian="italic" style:font-style-complex="italic"/>
    </style:style>
    <style:style style:name="P5" style:family="paragraph">
      <style:text-properties fo:font-family="Times" style:font-family-generic="roman" style:font-pitch="variable" fo:font-size="16pt" fo:font-style="normal" style:font-style-asian="normal" style:font-style-complex="normal"/>
    </style:style>
    <style:style style:name="P6" style:family="paragraph">
      <style:paragraph-properties fo:text-align="center"/>
      <style:text-properties fo:font-size="16pt"/>
    </style:style>
    <style:style style:name="P7" style:family="paragraph">
      <style:text-properties fo:font-family="Times" style:font-family-generic="roman" style:font-pitch="variable" fo:font-size="16pt" fo:font-style="italic" style:font-style-asian="italic" style:font-style-complex="italic"/>
    </style:style>
    <style:style style:name="P8" style:family="paragraph">
      <style:text-properties fo:font-family="Times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9" style:family="paragraph">
      <style:text-properties fo:font-family="Times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P10" style:family="paragraph">
      <style:text-properties fo:font-size="14pt"/>
    </style:style>
    <style:style style:name="P11" style:family="paragraph">
      <style:text-properties fo:font-size="18pt"/>
    </style:style>
    <style:style style:name="P12" style:family="paragraph">
      <style:text-properties fo:font-family="Times" style:font-family-generic="roman" style:font-pitch="variable" fo:font-size="18pt" fo:font-style="italic" style:font-style-asian="italic" style:font-style-complex="italic"/>
    </style:style>
    <style:style style:name="P13" style:family="paragraph">
      <style:paragraph-properties fo:text-align="center"/>
      <style:text-properties fo:font-family="Times" style:font-family-generic="roman" style:font-pitch="variable" fo:font-size="12pt"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Times" style:font-family-generic="roman" style:font-pitch="variable" fo:font-style="italic" style:font-style-asian="italic" style:font-style-complex="italic"/>
    </style:style>
    <style:style style:name="T3" style:family="text">
      <style:text-properties style:text-position="-15% 70%" fo:font-family="Times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text-position="-15% 70%" fo:font-family="Times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T5" style:family="text">
      <style:text-properties fo:font-family="Times" style:font-family-generic="roman" style:font-pitch="variable" fo:font-size="16pt" fo:font-style="normal" style:font-style-asian="normal" style:font-style-complex="normal"/>
    </style:style>
    <style:style style:name="T6" style:family="text">
      <style:text-properties fo:font-family="Times" style:font-family-generic="roman" style:font-pitch="variable" fo:font-size="16pt" fo:font-style="italic" style:font-style-asian="italic" style:font-style-complex="italic"/>
    </style:style>
    <style:style style:name="T7" style:family="text">
      <style:text-properties fo:font-family="Times" style:font-family-generic="roman" style:font-pitch="variable" fo:font-size="14pt" fo:font-style="normal" style:font-size-asian="15pt" style:font-style-asian="normal" style:font-size-complex="15pt" style:font-style-complex="normal"/>
    </style:style>
    <style:style style:name="T8" style:family="text">
      <style:text-properties fo:font-family="Times" style:font-family-generic="roman" style:font-pitch="variable" fo:font-size="16pt"/>
    </style:style>
    <style:style style:name="T9" style:family="text">
      <style:text-properties fo:font-family="Times" style:font-family-generic="roman" style:font-pitch="variable" fo:font-size="14pt" style:font-size-asian="14pt" style:font-size-complex="14pt"/>
    </style:style>
    <style:style style:name="T10" style:family="text">
      <style:text-properties fo:font-family="Times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1" style:family="text">
      <style:text-properties style:text-position="-15% 70%" fo:font-family="Times" style:font-family-generic="roman" style:font-pitch="variable" fo:font-size="16pt" fo:font-style="normal" style:font-size-asian="16pt" style:font-style-asian="normal" style:font-size-complex="16pt" style:font-style-complex="normal"/>
    </style:style>
    <style:style style:name="T12" style:family="text">
      <style:text-properties fo:font-family="Times" style:font-family-generic="roman" style:font-pitch="variable" fo:font-size="16pt" style:font-size-asian="16pt" style:font-size-complex="16pt"/>
    </style:style>
    <style:style style:name="T13" style:family="text">
      <style:text-properties fo:font-family="Times" style:font-family-generic="roman" style:font-pitch="variable" fo:font-size="14pt" style:font-size-asian="15pt" style:font-size-complex="15pt"/>
    </style:style>
    <style:style style:name="T14" style:family="text">
      <style:text-properties fo:font-family="Times" style:font-family-generic="roman" style:font-pitch="variable" fo:font-size="15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199cm" svg:y1="11.646cm" svg:x2="12.009cm" svg:y2="9.614cm">
          <text:p/>
        </draw:line>
        <draw:line draw:style-name="gr2" draw:text-style-name="P1" draw:layer="layout" svg:x1="5.445cm" svg:y1="13.7cm" svg:x2="5.445cm" svg:y2="8.112cm">
          <text:p/>
        </draw:line>
        <draw:frame draw:style-name="gr3" draw:text-style-name="P2" draw:layer="layout" svg:width="1.764cm" svg:height="0.806cm" draw:transform="rotate (1.5707963267946) translate (4.746cm 10.329cm)">
          <draw:text-box>
            <text:p><text:span text:style-name="T1">Value</text:span></text:p>
          </draw:text-box>
        </draw:frame>
        <draw:line draw:style-name="gr2" draw:text-style-name="P1" draw:layer="layout" svg:x1="5.445cm" svg:y1="13.7cm" svg:x2="12.43cm" svg:y2="13.7cm">
          <text:p/>
        </draw:line>
        <draw:frame draw:style-name="gr4" draw:text-style-name="P2" draw:layer="layout" svg:width="1.598cm" svg:height="0.806cm" svg:x="11.033cm" svg:y="13.573cm">
          <draw:text-box>
            <text:p><text:span text:style-name="T1">Time</text:span></text:p>
          </draw:text-box>
        </draw:frame>
        <draw:frame draw:style-name="gr5" draw:text-style-name="P3" draw:layer="layout" svg:width="0.875cm" svg:height="0.932cm" svg:x="6.569cm" svg:y="13.537cm">
          <draw:text-box>
            <text:p><text:span text:style-name="T2">t</text:span><text:span text:style-name="T3">i</text:span></text:p>
          </draw:text-box>
        </draw:frame>
        <draw:frame draw:style-name="gr6" draw:text-style-name="P3" draw:layer="layout" svg:width="1.323cm" svg:height="0.932cm" svg:x="7.637cm" svg:y="13.518cm">
          <draw:text-box>
            <text:p><text:span text:style-name="T2">t</text:span><text:span text:style-name="T3">i+</text:span><text:span text:style-name="T4">1</text:span></text:p>
          </draw:text-box>
        </draw:frame>
        <draw:line draw:style-name="gr1" draw:text-style-name="P1" draw:layer="layout" svg:x1="7.105cm" svg:y1="11.04cm" svg:x2="10.915cm" svg:y2="9.008cm">
          <text:p/>
        </draw:line>
        <draw:frame draw:style-name="gr7" draw:text-style-name="P3" draw:layer="layout" svg:width="1.116cm" svg:height="0.932cm" svg:x="6.343cm" svg:y="10.235cm">
          <draw:text-box>
            <text:p><text:span text:style-name="T2">x</text:span><text:span text:style-name="T3">i</text:span></text:p>
          </draw:text-box>
        </draw:frame>
        <draw:frame draw:style-name="gr8" draw:text-style-name="P3" draw:layer="layout" svg:width="1.459cm" svg:height="0.932cm" svg:x="7.034cm" svg:y="12.641cm">
          <draw:text-box>
            <text:p><text:span text:style-name="T2">x</text:span><text:span text:style-name="T3">i+</text:span><text:span text:style-name="T4">1</text:span></text:p>
          </draw:text-box>
        </draw:frame>
        <draw:custom-shape draw:style-name="gr9" draw:text-style-name="P1" draw:layer="layout" svg:width="0.254cm" svg:height="0.254cm" svg:x="8.121cm" svg:y="12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514cm" svg:height="0.932cm" svg:x="10.671cm" svg:y="8.584cm">
          <draw:text-box>
            <text:p><text:span text:style-name="T2">s</text:span><text:span text:style-name="T4">max</text:span></text:p>
          </draw:text-box>
        </draw:frame>
        <draw:frame draw:style-name="gr11" draw:text-style-name="P3" draw:layer="layout" svg:width="1.438cm" svg:height="0.932cm" svg:x="10.62cm" svg:y="11.886cm">
          <draw:text-box>
            <text:p><text:span text:style-name="T2">s</text:span><text:span text:style-name="T4">min</text:span></text:p>
          </draw:text-box>
        </draw:frame>
        <draw:line draw:style-name="gr12" draw:text-style-name="P1" draw:layer="layout" svg:x1="8.248cm" svg:y1="13.699cm" svg:x2="8.248cm" svg:y2="8.619cm">
          <text:p/>
        </draw:line>
        <draw:line draw:style-name="gr12" draw:text-style-name="P1" draw:layer="layout" svg:x1="7.078cm" svg:y1="13.699cm" svg:x2="7.078cm" svg:y2="8.665cm">
          <text:p/>
        </draw:line>
        <draw:measure draw:style-name="gr13" draw:text-style-name="P4" draw:layer="measurelines" svg:x1="7.096cm" svg:y1="14.843cm" svg:x2="8.239cm" svg:y2="14.843cm">
          <text:p text:style-name="P4"><text:span text:style-name="T2">w</text:span></text:p>
        </draw:measure>
        <draw:custom-shape draw:style-name="gr9" draw:text-style-name="P1" draw:layer="layout" svg:width="0.254cm" svg:height="0.254cm" svg:x="6.953cm" svg:y="10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6.343cm" svg:y="11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9.137cm" svg:y="9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1.564cm" svg:height="0.932cm" svg:x="6.873cm" svg:y="9.627cm">
          <draw:text-box>
            <text:p><text:span text:style-name="T2">x'</text:span><text:span text:style-name="T3">i+</text:span><text:span text:style-name="T4">1</text:span></text:p>
          </draw:text-box>
        </draw:frame>
        <draw:custom-shape draw:style-name="gr15" draw:text-style-name="P1" draw:layer="layout" svg:width="0.254cm" svg:height="0.254cm" svg:x="8.121cm" svg:y="10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1.7cm" svg:height="0.932cm" svg:x="6.973cm" svg:y="11.427cm">
          <draw:text-box>
            <text:p><text:span text:style-name="T2">x''</text:span><text:span text:style-name="T3">i+</text:span><text:span text:style-name="T4">1</text:span></text:p>
          </draw:text-box>
        </draw:frame>
        <draw:custom-shape draw:style-name="gr9" draw:text-style-name="P1" draw:layer="layout" svg:width="0.254cm" svg:height="0.254cm" svg:x="9.772cm" svg:y="9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5.724cm" svg:y="1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9.264cm" svg:y1="13.679cm" svg:x2="9.26cm" svg:y2="8.646cm">
          <text:p/>
        </draw:line>
        <draw:line draw:style-name="gr12" draw:text-style-name="P1" draw:layer="layout" svg:x1="9.899cm" svg:y1="13.699cm" svg:x2="9.894cm" svg:y2="8.666cm">
          <text:p/>
        </draw:line>
        <draw:custom-shape draw:style-name="gr17" draw:text-style-name="P1" draw:layer="layout" svg:width="0.254cm" svg:height="0.254cm" svg:x="9.137cm" svg:y="1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7.105cm" svg:y1="11.04cm" svg:x2="8.239cm" svg:y2="12.811cm">
          <text:p/>
        </draw:line>
        <draw:line draw:style-name="gr18" draw:text-style-name="P1" draw:layer="layout" svg:x1="9.264cm" svg:y1="9.897cm" svg:x2="8.239cm" svg:y2="12.811cm">
          <text:p/>
        </draw:line>
        <draw:frame draw:style-name="gr7" draw:text-style-name="P3" draw:layer="layout" svg:width="1.116cm" svg:height="0.932cm" svg:x="5.445cm" svg:y="10.863cm">
          <draw:text-box>
            <text:p><text:span text:style-name="T2">x</text:span><text:span text:style-name="T4">1</text:span></text:p>
          </draw:text-box>
        </draw:frame>
        <draw:frame draw:style-name="gr7" draw:text-style-name="P3" draw:layer="layout" svg:width="1.116cm" svg:height="0.932cm" svg:x="9.799cm" svg:y="9.262cm">
          <draw:text-box>
            <text:p><text:span text:style-name="T2">x</text:span><text:span text:style-name="T4">6</text:span></text:p>
          </draw:text-box>
        </draw:frame>
        <draw:frame draw:style-name="gr6" draw:text-style-name="P3" draw:layer="layout" svg:width="1.323cm" svg:height="0.932cm" svg:x="9.538cm" svg:y="13.518cm">
          <draw:text-box>
            <text:p><text:span text:style-name="T2">t</text:span><text:span text:style-name="T4">6</text:span></text:p>
          </draw:text-box>
        </draw:frame>
        <draw:line draw:style-name="gr2" draw:text-style-name="P1" draw:layer="layout" svg:x1="13.065cm" svg:y1="13.7cm" svg:x2="13.065cm" svg:y2="7.985cm">
          <text:p/>
        </draw:line>
        <draw:frame draw:style-name="gr3" draw:text-style-name="P2" draw:layer="layout" svg:width="1.764cm" svg:height="0.806cm" draw:transform="rotate (1.5707963267946) translate (12.346cm 10.236cm)">
          <draw:text-box>
            <text:p><text:span text:style-name="T1">Value</text:span></text:p>
          </draw:text-box>
        </draw:frame>
        <draw:line draw:style-name="gr2" draw:text-style-name="P1" draw:layer="layout" svg:x1="13.065cm" svg:y1="13.7cm" svg:x2="20.177cm" svg:y2="13.7cm">
          <text:p/>
        </draw:line>
        <draw:frame draw:style-name="gr4" draw:text-style-name="P2" draw:layer="layout" svg:width="1.598cm" svg:height="0.806cm" svg:x="18.78cm" svg:y="13.573cm">
          <draw:text-box>
            <text:p><text:span text:style-name="T1">Time</text:span></text:p>
          </draw:text-box>
        </draw:frame>
        <draw:frame draw:style-name="gr5" draw:text-style-name="P5" draw:layer="layout" svg:width="0.875cm" svg:height="0.932cm" svg:x="14.869cm" svg:y="13.644cm">
          <draw:text-box>
            <text:p><text:span text:style-name="T5">3</text:span></text:p>
          </draw:text-box>
        </draw:frame>
        <draw:line draw:style-name="gr1" draw:text-style-name="P6" draw:layer="layout" svg:x1="15.351cm" svg:y1="11.033cm" svg:x2="19.034cm" svg:y2="12.811cm">
          <text:p/>
        </draw:line>
        <draw:line draw:style-name="gr1" draw:text-style-name="P1" draw:layer="layout" svg:x1="15.305cm" svg:y1="11.047cm" svg:x2="19.115cm" svg:y2="9.015cm">
          <text:p/>
        </draw:line>
        <draw:frame draw:style-name="gr19" draw:text-style-name="P5" draw:layer="layout" svg:width="1.853cm" svg:height="0.932cm" svg:x="14.462cm" svg:y="10.108cm">
          <draw:text-box>
            <text:p><text:span text:style-name="T6">x</text:span><text:span text:style-name="T4">3</text:span><text:span text:style-name="T5">=</text:span><text:span text:style-name="T7">13</text:span></text:p>
          </draw:text-box>
        </draw:frame>
        <draw:frame draw:style-name="gr19" draw:text-style-name="P7" draw:layer="layout" svg:width="1.853cm" svg:height="0.932cm" svg:x="15.605cm" svg:y="11.922cm">
          <draw:text-box>
            <text:p><text:span text:style-name="T6">x</text:span><text:span text:style-name="T4">4</text:span><text:span text:style-name="T8">=</text:span><text:span text:style-name="T9">10</text:span></text:p>
          </draw:text-box>
        </draw:frame>
        <draw:custom-shape draw:style-name="gr9" draw:text-style-name="P6" draw:layer="layout" svg:width="0.254cm" svg:height="0.254cm" svg:x="16.321cm" svg:y="12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514cm" svg:height="0.932cm" svg:x="18.871cm" svg:y="8.591cm">
          <draw:text-box>
            <text:p><text:span text:style-name="T2">s</text:span><text:span text:style-name="T4">max</text:span></text:p>
          </draw:text-box>
        </draw:frame>
        <draw:frame draw:style-name="gr11" draw:text-style-name="P3" draw:layer="layout" svg:width="1.438cm" svg:height="0.932cm" svg:x="18.82cm" svg:y="12.393cm">
          <draw:text-box>
            <text:p><text:span text:style-name="T2">s</text:span><text:span text:style-name="T4">min</text:span></text:p>
          </draw:text-box>
        </draw:frame>
        <draw:line draw:style-name="gr12" draw:text-style-name="P6" draw:layer="layout" svg:x1="15.288cm" svg:y1="13.7cm" svg:x2="15.288cm" svg:y2="7.985cm">
          <text:p/>
        </draw:line>
        <draw:measure draw:style-name="gr13" draw:text-style-name="P4" draw:layer="layout" svg:x1="15.28cm" svg:y1="14.843cm" svg:x2="18.145cm" svg:y2="14.843cm">
          <text:p text:style-name="P4"><text:span text:style-name="T2">w</text:span></text:p>
        </draw:measure>
        <draw:custom-shape draw:style-name="gr9" draw:text-style-name="P6" draw:layer="layout" svg:width="0.254cm" svg:height="0.254cm" svg:x="15.153cm" svg:y="10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254cm" svg:x="14.543cm" svg:y="11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254cm" svg:x="17.337cm" svg:y="9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254cm" svg:x="17.972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254cm" svg:x="13.924cm" svg:y="11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1.832cm" svg:height="0.932cm" svg:x="13.014cm" svg:y="11.658cm">
          <draw:text-box>
            <text:p><text:span text:style-name="T10">x</text:span><text:span text:style-name="T11">1</text:span><text:span text:style-name="T12">=</text:span><text:span text:style-name="T9">12</text:span></text:p>
          </draw:text-box>
        </draw:frame>
        <draw:frame draw:style-name="gr5" draw:text-style-name="P5" draw:layer="layout" svg:width="0.875cm" svg:height="0.932cm" svg:x="14.27cm" svg:y="13.644cm">
          <draw:text-box>
            <text:p><text:span text:style-name="T5">2</text:span></text:p>
          </draw:text-box>
        </draw:frame>
        <draw:frame draw:style-name="gr5" draw:text-style-name="P5" draw:layer="layout" svg:width="0.875cm" svg:height="0.932cm" svg:x="13.67cm" svg:y="13.644cm">
          <draw:text-box>
            <text:p><text:span text:style-name="T5">1</text:span></text:p>
          </draw:text-box>
        </draw:frame>
        <draw:frame draw:style-name="gr5" draw:text-style-name="P5" draw:layer="layout" svg:width="0.875cm" svg:height="0.932cm" svg:x="16.07cm" svg:y="13.644cm">
          <draw:text-box>
            <text:p><text:span text:style-name="T5">5</text:span></text:p>
          </draw:text-box>
        </draw:frame>
        <draw:frame draw:style-name="gr5" draw:text-style-name="P5" draw:layer="layout" svg:width="0.875cm" svg:height="0.932cm" svg:x="17.07cm" svg:y="13.644cm">
          <draw:text-box>
            <text:p><text:span text:style-name="T5">7</text:span></text:p>
          </draw:text-box>
        </draw:frame>
        <draw:frame draw:style-name="gr5" draw:text-style-name="P5" draw:layer="layout" svg:width="0.875cm" svg:height="0.932cm" svg:x="17.67cm" svg:y="13.644cm">
          <draw:text-box>
            <text:p><text:span text:style-name="T5">8</text:span></text:p>
          </draw:text-box>
        </draw:frame>
        <draw:frame draw:style-name="gr21" draw:text-style-name="P7" draw:layer="layout" svg:width="2.276cm" svg:height="0.932cm" svg:x="12.996cm" svg:y="10.56cm">
          <draw:text-box>
            <text:p><text:span text:style-name="T6">x</text:span><text:span text:style-name="T4">2</text:span><text:span text:style-name="T8">=</text:span><text:span text:style-name="T13">12.5</text:span></text:p>
          </draw:text-box>
        </draw:frame>
        <draw:frame draw:style-name="gr19" draw:text-style-name="P7" draw:layer="layout" svg:width="1.853cm" svg:height="0.932cm" svg:x="16.544cm" svg:y="9.842cm">
          <draw:text-box>
            <text:p><text:span text:style-name="T6">x</text:span><text:span text:style-name="T4">5</text:span><text:span text:style-name="T8">=</text:span><text:span text:style-name="T13">15</text:span></text:p>
          </draw:text-box>
        </draw:frame>
        <draw:frame draw:style-name="gr21" draw:text-style-name="P7" draw:layer="layout" svg:width="2.276cm" svg:height="0.932cm" svg:x="17.002cm" svg:y="8.423cm">
          <draw:text-box>
            <text:p><text:span text:style-name="T6">x</text:span><text:span text:style-name="T4">6</text:span><text:span text:style-name="T8">=</text:span><text:span text:style-name="T13">15.5</text:span></text:p>
          </draw:text-box>
        </draw:frame>
        <draw:line draw:style-name="gr1" draw:text-style-name="P6" draw:layer="layout" svg:x1="15.224cm" svg:y1="12.303cm" svg:x2="17.764cm" svg:y2="13.573cm">
          <text:p/>
        </draw:line>
        <draw:custom-shape draw:style-name="gr17" draw:text-style-name="P6" draw:layer="layout" svg:width="0.254cm" svg:height="0.254cm" svg:x="15.148cm" svg:y="1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99cm" svg:y1="13.553cm" svg:x2="19.109cm" svg:y2="11.521cm">
          <text:p/>
        </draw:line>
        <draw:custom-shape draw:style-name="gr17" draw:text-style-name="P6" draw:layer="layout" svg:width="0.254cm" svg:height="0.254cm" svg:x="15.148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116cm" svg:height="0.932cm" svg:x="14.544cm" svg:y="12.942cm">
          <draw:text-box>
            <text:p><text:span text:style-name="T14">9</text:span></text:p>
          </draw:text-box>
        </draw:frame>
        <draw:frame draw:style-name="gr22" draw:text-style-name="P9" draw:layer="layout" svg:width="1.137cm" svg:height="0.932cm" svg:x="14.462cm" svg:y="12.325cm">
          <draw:text-box>
            <text:p><text:span text:style-name="T9">11</text:span></text:p>
          </draw:text-box>
        </draw:frame>
        <draw:frame draw:style-name="gr22" draw:text-style-name="P5" draw:layer="layout" svg:width="1.137cm" svg:height="0.932cm" svg:x="15.578cm" svg:y="9.674cm">
          <draw:text-box>
            <text:p><text:span text:style-name="T7">14</text:span></text:p>
          </draw:text-box>
        </draw:frame>
        <draw:frame draw:style-name="gr4" draw:text-style-name="P2" draw:layer="layout" svg:width="1.598cm" svg:height="0.806cm" svg:x="13.954cm" svg:y="14.291cm">
          <draw:text-box>
            <text:p><text:span text:style-name="T1">(b)</text:span></text:p>
          </draw:text-box>
        </draw:frame>
        <draw:frame draw:style-name="gr4" draw:text-style-name="P2" draw:layer="layout" svg:width="1.598cm" svg:height="0.806cm" svg:x="5.752cm" svg:y="14.291cm">
          <draw:text-box>
            <text:p><text:span text:style-name="T1">(a)</text:span></text:p>
          </draw:text-box>
        </draw:frame>
        <draw:line draw:style-name="gr1" draw:text-style-name="P6" draw:layer="layout" svg:x1="15.218cm" svg:y1="8.797cm" svg:x2="18.907cm" svg:y2="10.652cm">
          <text:p/>
        </draw:line>
        <draw:line draw:style-name="gr1" draw:text-style-name="P6" draw:layer="layout" svg:x1="15.213cm" svg:y1="8.091cm" svg:x2="18.902cm" svg:y2="9.946cm">
          <text:p/>
        </draw:line>
        <draw:custom-shape draw:style-name="gr17" draw:text-style-name="P6" draw:layer="layout" svg:width="0.254cm" svg:height="0.254cm" svg:x="15.155cm" svg:y="8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54cm" svg:height="0.254cm" svg:x="15.153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1.137cm" svg:height="0.932cm" svg:x="14.451cm" svg:y="8.82cm">
          <draw:text-box>
            <text:p><text:span text:style-name="T7">17</text:span></text:p>
          </draw:text-box>
        </draw:frame>
        <draw:frame draw:style-name="gr22" draw:text-style-name="P5" draw:layer="layout" svg:width="1.137cm" svg:height="0.932cm" svg:x="14.435cm" svg:y="8.074cm">
          <draw:text-box>
            <text:p><text:span text:style-name="T7">18</text:span></text:p>
          </draw:text-box>
        </draw:frame>
        <draw:line draw:style-name="gr12" draw:text-style-name="P6" draw:layer="layout" svg:x1="14.672cm" svg:y1="13.701cm" svg:x2="14.672cm" svg:y2="7.986cm">
          <text:p/>
        </draw:line>
        <draw:line draw:style-name="gr12" draw:text-style-name="P6" draw:layer="layout" svg:x1="14.056cm" svg:y1="13.702cm" svg:x2="14.056cm" svg:y2="7.987cm">
          <text:p/>
        </draw:line>
        <draw:line draw:style-name="gr12" draw:text-style-name="P6" draw:layer="layout" svg:x1="16.448cm" svg:y1="13.702cm" svg:x2="16.448cm" svg:y2="7.987cm">
          <text:p/>
        </draw:line>
        <draw:line draw:style-name="gr12" draw:text-style-name="P6" draw:layer="layout" svg:x1="17.464cm" svg:y1="13.703cm" svg:x2="17.464cm" svg:y2="7.988cm">
          <text:p/>
        </draw:line>
        <draw:line draw:style-name="gr12" draw:text-style-name="P6" draw:layer="layout" svg:x1="18.096cm" svg:y1="13.703cm" svg:x2="18.096cm" svg:y2="7.988cm">
          <text:p/>
        </draw:line>
        <draw:custom-shape draw:style-name="gr15" draw:text-style-name="P6" draw:layer="layout" svg:width="0.254cm" svg:height="0.254cm" svg:x="16.321cm" svg:y="10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96cm" svg:y1="11.033cm" svg:x2="11.16cm" svg:y2="13.065cm">
          <text:p/>
        </draw:line>
        <draw:custom-shape draw:style-name="gr17" draw:text-style-name="P1" draw:layer="layout" svg:width="0.254cm" svg:height="0.254cm" svg:x="8.121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2" draw:text-style-name="P1" draw:layer="layout" svg:x1="5.445cm" svg:y1="13.7cm" svg:x2="5.445cm" svg:y2="8.112cm">
          <text:p/>
        </draw:line>
        <draw:frame draw:style-name="gr3" draw:text-style-name="P2" draw:layer="layout" svg:width="1.764cm" svg:height="0.806cm" draw:transform="rotate (1.5707963267946) translate (4.746cm 10.329cm)">
          <draw:text-box>
            <text:p text:style-name="P10"><text:span text:style-name="T1">Value</text:span></text:p>
          </draw:text-box>
        </draw:frame>
        <draw:line draw:style-name="gr2" draw:text-style-name="P1" draw:layer="layout" svg:x1="5.445cm" svg:y1="13.7cm" svg:x2="12.43cm" svg:y2="13.7cm">
          <text:p/>
        </draw:line>
        <draw:frame draw:style-name="gr4" draw:text-style-name="P2" draw:layer="layout" svg:width="1.598cm" svg:height="0.806cm" svg:x="11.033cm" svg:y="13.573cm">
          <draw:text-box>
            <text:p text:style-name="P10"><text:span text:style-name="T1">Time</text:span></text:p>
          </draw:text-box>
        </draw:frame>
        <draw:frame draw:style-name="gr5" draw:text-style-name="P12" draw:layer="layout" svg:width="0.875cm" svg:height="0.932cm" svg:x="6.569cm" svg:y="13.537cm">
          <draw:text-box>
            <text:p text:style-name="P11"><text:span text:style-name="T2">t</text:span><text:span text:style-name="T3">i</text:span></text:p>
          </draw:text-box>
        </draw:frame>
        <draw:frame draw:style-name="gr6" draw:text-style-name="P12" draw:layer="layout" svg:width="1.323cm" svg:height="0.932cm" svg:x="7.637cm" svg:y="13.518cm">
          <draw:text-box>
            <text:p text:style-name="P11"><text:span text:style-name="T2">t</text:span><text:span text:style-name="T3">i+</text:span><text:span text:style-name="T4">1</text:span></text:p>
          </draw:text-box>
        </draw:frame>
        <draw:line draw:style-name="gr1" draw:text-style-name="P1" draw:layer="layout" svg:x1="7.105cm" svg:y1="11.04cm" svg:x2="10.915cm" svg:y2="9.008cm">
          <text:p/>
        </draw:line>
        <draw:frame draw:style-name="gr7" draw:text-style-name="P12" draw:layer="layout" svg:width="1.116cm" svg:height="0.932cm" svg:x="6.343cm" svg:y="10.235cm">
          <draw:text-box>
            <text:p text:style-name="P11"><text:span text:style-name="T2">x</text:span><text:span text:style-name="T3">i</text:span></text:p>
          </draw:text-box>
        </draw:frame>
        <draw:frame draw:style-name="gr8" draw:text-style-name="P12" draw:layer="layout" svg:width="1.459cm" svg:height="0.932cm" svg:x="7.034cm" svg:y="12.641cm">
          <draw:text-box>
            <text:p text:style-name="P11"><text:span text:style-name="T2">x</text:span><text:span text:style-name="T3">i+</text:span><text:span text:style-name="T4">1</text:span></text:p>
          </draw:text-box>
        </draw:frame>
        <draw:custom-shape draw:style-name="gr9" draw:text-style-name="P1" draw:layer="layout" svg:width="0.254cm" svg:height="0.254cm" svg:x="8.121cm" svg:y="12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1.514cm" svg:height="0.932cm" svg:x="10.671cm" svg:y="8.584cm">
          <draw:text-box>
            <text:p text:style-name="P11"><text:span text:style-name="T2">s</text:span><text:span text:style-name="T4">max</text:span></text:p>
          </draw:text-box>
        </draw:frame>
        <draw:frame draw:style-name="gr11" draw:text-style-name="P12" draw:layer="layout" svg:width="1.438cm" svg:height="0.932cm" svg:x="10.62cm" svg:y="11.886cm">
          <draw:text-box>
            <text:p text:style-name="P11"><text:span text:style-name="T2">s</text:span><text:span text:style-name="T4">min</text:span></text:p>
          </draw:text-box>
        </draw:frame>
        <draw:line draw:style-name="gr12" draw:text-style-name="P1" draw:layer="layout" svg:x1="8.248cm" svg:y1="13.699cm" svg:x2="8.248cm" svg:y2="8.619cm">
          <text:p/>
        </draw:line>
        <draw:line draw:style-name="gr12" draw:text-style-name="P1" draw:layer="layout" svg:x1="7.078cm" svg:y1="13.699cm" svg:x2="7.078cm" svg:y2="8.665cm">
          <text:p/>
        </draw:line>
        <draw:measure draw:style-name="gr13" draw:text-style-name="P13" draw:layer="measurelines" svg:x1="7.096cm" svg:y1="14.843cm" svg:x2="8.239cm" svg:y2="14.843cm">
          <text:p text:style-name="P13"><text:span text:style-name="T2">w</text:span></text:p>
        </draw:measure>
        <draw:custom-shape draw:style-name="gr9" draw:text-style-name="P1" draw:layer="layout" svg:width="0.254cm" svg:height="0.254cm" svg:x="6.953cm" svg:y="10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6.343cm" svg:y="11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9.137cm" svg:y="9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1.564cm" svg:height="0.932cm" svg:x="6.873cm" svg:y="9.627cm">
          <draw:text-box>
            <text:p text:style-name="P11"><text:span text:style-name="T2">x'</text:span><text:span text:style-name="T3">i+</text:span><text:span text:style-name="T4">1</text:span></text:p>
          </draw:text-box>
        </draw:frame>
        <draw:custom-shape draw:style-name="gr15" draw:text-style-name="P1" draw:layer="layout" svg:width="0.254cm" svg:height="0.254cm" svg:x="8.121cm" svg:y="10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1.7cm" svg:height="0.932cm" svg:x="6.973cm" svg:y="11.427cm">
          <draw:text-box>
            <text:p text:style-name="P11"><text:span text:style-name="T2">x''</text:span><text:span text:style-name="T3">i+</text:span><text:span text:style-name="T4">1</text:span></text:p>
          </draw:text-box>
        </draw:frame>
        <draw:custom-shape draw:style-name="gr9" draw:text-style-name="P1" draw:layer="layout" svg:width="0.254cm" svg:height="0.254cm" svg:x="9.772cm" svg:y="9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54cm" svg:height="0.254cm" svg:x="5.724cm" svg:y="11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9.264cm" svg:y1="13.679cm" svg:x2="9.26cm" svg:y2="8.646cm">
          <text:p/>
        </draw:line>
        <draw:line draw:style-name="gr12" draw:text-style-name="P1" draw:layer="layout" svg:x1="9.899cm" svg:y1="13.699cm" svg:x2="9.894cm" svg:y2="8.666cm">
          <text:p/>
        </draw:line>
        <draw:line draw:style-name="gr18" draw:text-style-name="P1" draw:layer="layout" svg:x1="7.105cm" svg:y1="11.04cm" svg:x2="8.239cm" svg:y2="12.811cm">
          <text:p/>
        </draw:line>
        <draw:line draw:style-name="gr18" draw:text-style-name="P1" draw:layer="layout" svg:x1="9.264cm" svg:y1="9.897cm" svg:x2="8.239cm" svg:y2="12.811cm">
          <text:p/>
        </draw:line>
        <draw:frame draw:style-name="gr7" draw:text-style-name="P12" draw:layer="layout" svg:width="1.116cm" svg:height="0.932cm" svg:x="5.445cm" svg:y="10.863cm">
          <draw:text-box>
            <text:p text:style-name="P11"><text:span text:style-name="T2">x</text:span><text:span text:style-name="T4">1</text:span></text:p>
          </draw:text-box>
        </draw:frame>
        <draw:frame draw:style-name="gr7" draw:text-style-name="P12" draw:layer="layout" svg:width="1.116cm" svg:height="0.932cm" svg:x="9.799cm" svg:y="9.262cm">
          <draw:text-box>
            <text:p text:style-name="P11"><text:span text:style-name="T2">x</text:span><text:span text:style-name="T4">6</text:span></text:p>
          </draw:text-box>
        </draw:frame>
        <draw:frame draw:style-name="gr6" draw:text-style-name="P12" draw:layer="layout" svg:width="1.323cm" svg:height="0.932cm" svg:x="9.538cm" svg:y="13.518cm">
          <draw:text-box>
            <text:p text:style-name="P11"><text:span text:style-name="T2">t</text:span><text:span text:style-name="T4">6</text:span></text:p>
          </draw:text-box>
        </draw:frame>
        <draw:line draw:style-name="gr1" draw:text-style-name="P1" draw:layer="layout" svg:x1="7.096cm" svg:y1="11.033cm" svg:x2="11.16cm" svg:y2="13.0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oxu Song</meta:initial-creator>
    <meta:creation-date>2014-08-01T17:42:54</meta:creation-date>
    <dc:date>2018-12-30T21:25:38</dc:date>
    <meta:editing-duration>PT1H47M13S</meta:editing-duration>
    <meta:editing-cycles>48</meta:editing-cycles>
    <meta:generator>OpenOffice/4.1.3$Unix OpenOffice.org_project/413m1$Build-9783</meta:generator>
    <meta:document-statistic meta:object-count="114"/>
  </office:meta>
</office:document-meta>
</file>